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54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88cm solid #000000"/>
      <style:text-properties fo:color="#ff3333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88cm solid #000000" fo:border-left="none" fo:border-right="0.088cm solid #000000" fo:border-top="0.088cm solid #000000"/>
      <style:text-properties fo:color="#ff3333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Objects </text:p>
          </table:table-cell>
          <table:table-cell table:style-name="ce3" office:value-type="string">
            <text:p>Verbs </text:p>
          </table:table-cell>
        </table:table-row>
        <table:table-row table:style-name="ro1">
          <table:table-cell office:value-type="string">
            <text:p>Plane </text:p>
          </table:table-cell>
          <table:table-cell office:value-type="string">
            <text:p>land</text:p>
          </table:table-cell>
        </table:table-row>
        <table:table-row table:style-name="ro1">
          <table:table-cell office:value-type="string">
            <text:p>Plane </text:p>
          </table:table-cell>
          <table:table-cell office:value-type="string">
            <text:p>take_off</text:p>
          </table:table-cell>
        </table:table-row>
        <table:table-row table:style-name="ro1">
          <table:table-cell office:value-type="string">
            <text:p>airport</text:p>
          </table:table-cell>
          <table:table-cell office:value-type="string">
            <text:p>full </text:p>
          </table:table-cell>
        </table:table-row>
        <table:table-row table:style-name="ro1">
          <table:table-cell office:value-type="string">
            <text:p>airport </text:p>
          </table:table-cell>
          <table:table-cell office:value-type="string">
            <text:p>weather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18/10/2015</text:date>, <text:time>18:1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ctavian Rotari</meta:initial-creator>
    <meta:creation-date>2015-10-17T23:34:19</meta:creation-date>
    <dc:date>2015-10-18T18:13:20</dc:date>
    <dc:creator>Octavian Rotari</dc:creator>
    <meta:editing-duration>PT18H39M2S</meta:editing-duration>
    <meta:editing-cycles>7</meta:editing-cycles>
    <meta:generator>OpenOffice/4.1.1$Unix OpenOffice.org_project/411m6$Build-9775</meta:generator>
    <meta:document-statistic meta:table-count="3" meta:cell-count="10" meta:object-count="0"/>
  </office:meta>
</office:document-meta>
</file>